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2b7c364000" style:family="table" style:master-page-name="ta-mp-0x7f2b7c364000">
      <style:table-properties table:display="true" style:writing-mode="lr-tb"/>
    </style:style>
    <style:style style:name="ta-0x7f2b7c3641f0" style:family="table" style:master-page-name="ta-mp-0x7f2b7c3641f0">
      <style:table-properties table:display="true" style:writing-mode="lr-tb"/>
    </style:style>
    <style:style style:name="ta-0x7f2b7c3643e0" style:family="table" style:master-page-name="ta-mp-0x7f2b7c3643e0">
      <style:table-properties table:display="true" style:writing-mode="lr-tb"/>
    </style:style>
    <style:style style:name="ta-0x7f2b7c3645d0" style:family="table" style:master-page-name="ta-mp-0x7f2b7c3645d0">
      <style:table-properties table:display="true" style:writing-mode="lr-tb"/>
    </style:style>
    <style:style style:name="ta-0x7f2b7c3647c0" style:family="table" style:master-page-name="ta-mp-0x7f2b7c3647c0">
      <style:table-properties table:display="true" style:writing-mode="lr-tb"/>
    </style:style>
    <style:style style:name="ta-0x7f2b7c3649b0" style:family="table" style:master-page-name="ta-mp-0x7f2b7c364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2b7c36603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b7c365de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b7c36616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628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5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719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6bc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5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72b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69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73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6e1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763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775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75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788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79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7ad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7bf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59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54a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5a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538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5b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52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55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64d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672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5f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685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63b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6cf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6a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56f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706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58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6f4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5cc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66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b7c367d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8.25pt" style:use-optimal-column-width="true"/>
    </style:style>
    <style:style style:name="ACOL-2" style:family="table-column"/>
    <style:style style:name="ACOL-3" style:family="table-column">
      <style:table-column-properties style:column-width="125.25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184.50pt" style:use-optimal-column-width="true"/>
    </style:style>
    <style:style style:name="ACOL-6" style:family="table-column">
      <style:table-column-properties style:column-width="39.75pt" style:use-optimal-column-width="true"/>
    </style:style>
    <style:style style:name="ACOL-7" style:family="table-column">
      <style:table-column-properties style:column-width="141.75pt" style:use-optimal-column-width="true"/>
    </style:style>
    <style:style style:name="ACOL-8" style:family="table-column">
      <style:table-column-properties style:column-width="63.75pt" style:use-optimal-column-width="true"/>
    </style:style>
    <style:style style:name="ACOL-9" style:family="table-column">
      <style:table-column-properties style:column-width="70.50pt" style:use-optimal-column-width="true"/>
    </style:style>
    <style:style style:name="ACOL-10" style:family="table-column">
      <style:table-column-properties style:column-width="150.75pt" style:use-optimal-column-width="true"/>
    </style:style>
    <style:style style:name="ACOL-11" style:family="table-column">
      <style:table-column-properties style:column-width="76.50pt" style:use-optimal-column-width="true"/>
    </style:style>
    <style:style style:name="ACOL-12" style:family="table-column">
      <style:table-column-properties style:column-width="120.00pt" style:use-optimal-column-width="true"/>
    </style:style>
    <style:style style:name="ACOL-13" style:family="table-column">
      <style:table-column-properties style:column-width="120.75pt" style:use-optimal-column-width="true"/>
    </style:style>
    <style:style style:name="ACOL-14" style:family="table-column">
      <style:table-column-properties style:column-width="49.50pt" style:use-optimal-column-width="true"/>
    </style:style>
    <style:style style:name="ACOL-15" style:family="table-column">
      <style:table-column-properties style:column-width="55.50pt" style:use-optimal-column-width="true"/>
    </style:style>
    <style:style style:name="ACOL-16" style:family="table-column">
      <style:table-column-properties style:column-width="68.2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2b7c364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2b7c36603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2b7c365de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2b7c366160" office:value-type="string">
            <text:p>merchantSupportform</text:p>
          </table:table-cell>
          <table:table-cell table:number-columns-repeated="127" table:style-name="Gnumeric-default"/>
        </table:table-row>
        <table:table-row table:style-name="AROW-2">
          <table:table-cell table:style-name="ACE-0x7f2b7c36628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2">
          <table:table-cell table:number-columns-repeated="128"/>
        </table:table-row>
        <table:table-row table:style-name="AROW-2">
          <table:table-cell table:number-columns-repeated="12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12">
          <gnm:selection gnm:start-col="0" gnm:start-row="12" gnm:end-col="0" gnm:end-row="12"/>
        </gnm:selections>
      </table:table>
      <table:table table:name="MQA1_TestData" table:style-name="ta-0x7f2b7c3641f0" table:print="false">
        <office:forms form:automatic-focus="false" form:apply-design-mode="false">
          <form:form/>
        </office:forms>
        <table:table-column table:default-cell-style-name="ACE-0x7f2b7c365130" table:style-name="ACOL-3"/>
        <table:table-column table:default-cell-style-name="ACE-0x7f2b7c365130" table:style-name="ACOL-4"/>
        <table:table-column table:default-cell-style-name="ACE-0x7f2b7c365130" table:style-name="ACOL-5"/>
        <table:table-column table:default-cell-style-name="ACE-0x7f2b7c365130" table:style-name="ACOL-6"/>
        <table:table-column table:default-cell-style-name="ACE-0x7f2b7c365130" table:style-name="ACOL-7"/>
        <table:table-column table:default-cell-style-name="ACE-0x7f2b7c365130" table:style-name="ACOL-8"/>
        <table:table-column table:default-cell-style-name="ACE-0x7f2b7c365130" table:style-name="ACOL-9"/>
        <table:table-column table:default-cell-style-name="ACE-0x7f2b7c365130" table:style-name="ACOL-10"/>
        <table:table-column table:default-cell-style-name="ACE-0x7f2b7c365130" table:style-name="ACOL-11"/>
        <table:table-column table:default-cell-style-name="ACE-0x7f2b7c365130" table:style-name="ACOL-12"/>
        <table:table-column table:default-cell-style-name="ACE-0x7f2b7c365130" table:style-name="ACOL-13"/>
        <table:table-column table:default-cell-style-name="ACE-0x7f2b7c365130" table:style-name="ACOL-14"/>
        <table:table-column table:default-cell-style-name="ACE-0x7f2b7c365130" table:style-name="ACOL-15"/>
        <table:table-column table:default-cell-style-name="ACE-0x7f2b7c365130" table:style-name="ACOL-16"/>
        <table:table-column table:default-cell-style-name="ACE-0x7f2b7c365130" table:style-name="ACOL-0" table:number-columns-repeated="114"/>
        <table:table-row table:style-name="AROW-2">
          <table:table-cell table:style-name="ACE-0x7f2b7c367190" office:value-type="string">
            <text:p>User Name</text:p>
          </table:table-cell>
          <table:table-cell table:style-name="ACE-0x7f2b7c3672b8" office:value-type="string">
            <text:p>Login Password</text:p>
          </table:table-cell>
          <table:table-cell table:style-name="ACE-0x7f2b7c3672b8" office:value-type="string">
            <text:p>Email</text:p>
          </table:table-cell>
          <table:table-cell table:style-name="ACE-0x7f2b7c3672b8" office:value-type="string">
            <text:p>MID</text:p>
          </table:table-cell>
          <table:table-cell table:style-name="ACE-0x7f2b7c3672b8" office:value-type="string">
            <text:p>Name</text:p>
          </table:table-cell>
          <table:table-cell table:style-name="ACE-0x7f2b7c3672b8" office:value-type="string">
            <text:p>Phone</text:p>
          </table:table-cell>
          <table:table-cell table:style-name="ACE-0x7f2b7c3672b8" office:value-type="string">
            <text:p>Issue Type</text:p>
          </table:table-cell>
          <table:table-cell table:style-name="ACE-0x7f2b7c3673e0" office:value-type="string">
            <text:p>Message</text:p>
          </table:table-cell>
          <table:table-cell table:number-columns-repeated="120" table:style-name="ACE-0x7f2b7c365130"/>
        </table:table-row>
        <table:table-row table:style-name="AROW-2">
          <table:table-cell table:style-name="ACE-0x7f2b7c366bc8" office:value-type="string">
            <text:p>test2jenkins@gmail.com</text:p>
          </table:table-cell>
          <table:table-cell table:style-name="ACE-0x7f2b7c366978" office:value-type="float" office:value="123456">
            <text:p>123456</text:p>
          </table:table-cell>
          <table:table-cell table:style-name="ACE-0x7f2b7c366978" office:value-type="string">
            <text:p>arvind.kumar198273467@gmail.com</text:p>
          </table:table-cell>
          <table:table-cell table:style-name="ACE-0x7f2b7c366978" office:value-type="float" office:value="233669">
            <text:p>233669</text:p>
          </table:table-cell>
          <table:table-cell table:style-name="ACE-0x7f2b7c366978" office:value-type="string">
            <text:p>Keshav Kashyap</text:p>
          </table:table-cell>
          <table:table-cell table:style-name="ACE-0x7f2b7c366978" office:value-type="float" office:value="8860357238">
            <text:p>8860357238</text:p>
          </table:table-cell>
          <table:table-cell table:style-name="ACE-0x7f2b7c366978" office:value-type="string">
            <text:p>Catalog</text:p>
          </table:table-cell>
          <table:table-cell table:style-name="ACE-0x7f2b7c366e18" office:value-type="string">
            <text:p>Please resolve my issue ASAP</text:p>
          </table:table-cell>
          <table:table-cell table:number-columns-repeated="120" table:style-name="ACE-0x7f2b7c36513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7" gnm:end-row="0"/>
        </gnm:selections>
      </table:table>
      <table:table table:name="MQA2_TestData" table:style-name="ta-0x7f2b7c3643e0" table:print="false">
        <office:forms form:automatic-focus="false" form:apply-design-mode="false">
          <form:form/>
        </office:forms>
        <table:table-column table:default-cell-style-name="ACE-0x7f2b7c367508" table:style-name="ACOL-3"/>
        <table:table-column table:default-cell-style-name="ACE-0x7f2b7c367508" table:style-name="ACOL-4"/>
        <table:table-column table:default-cell-style-name="ACE-0x7f2b7c367508" table:style-name="ACOL-5"/>
        <table:table-column table:default-cell-style-name="ACE-0x7f2b7c367508" table:style-name="ACOL-6"/>
        <table:table-column table:default-cell-style-name="ACE-0x7f2b7c367508" table:style-name="ACOL-7"/>
        <table:table-column table:default-cell-style-name="ACE-0x7f2b7c367508" table:style-name="ACOL-8"/>
        <table:table-column table:default-cell-style-name="ACE-0x7f2b7c367508" table:style-name="ACOL-9"/>
        <table:table-column table:default-cell-style-name="ACE-0x7f2b7c367508" table:style-name="ACOL-10"/>
        <table:table-column table:default-cell-style-name="ACE-0x7f2b7c367508" table:style-name="ACOL-11"/>
        <table:table-column table:default-cell-style-name="ACE-0x7f2b7c367508" table:style-name="ACOL-12"/>
        <table:table-column table:default-cell-style-name="ACE-0x7f2b7c367508" table:style-name="ACOL-13"/>
        <table:table-column table:default-cell-style-name="ACE-0x7f2b7c367508" table:style-name="ACOL-14"/>
        <table:table-column table:default-cell-style-name="ACE-0x7f2b7c367508" table:style-name="ACOL-15"/>
        <table:table-column table:default-cell-style-name="ACE-0x7f2b7c367508" table:style-name="ACOL-16"/>
        <table:table-column table:default-cell-style-name="ACE-0x7f2b7c367508" table:style-name="ACOL-0" table:number-columns-repeated="114"/>
        <table:table-row table:style-name="AROW-2">
          <table:table-cell table:style-name="ACE-0x7f2b7c367630" office:value-type="string">
            <text:p>User Name</text:p>
          </table:table-cell>
          <table:table-cell table:style-name="ACE-0x7f2b7c367880" office:value-type="string">
            <text:p>Login Password</text:p>
          </table:table-cell>
          <table:table-cell table:style-name="ACE-0x7f2b7c367880" office:value-type="string">
            <text:p>Email</text:p>
          </table:table-cell>
          <table:table-cell table:style-name="ACE-0x7f2b7c367880" office:value-type="string">
            <text:p>MID</text:p>
          </table:table-cell>
          <table:table-cell table:style-name="ACE-0x7f2b7c367880" office:value-type="string">
            <text:p>Name</text:p>
          </table:table-cell>
          <table:table-cell table:style-name="ACE-0x7f2b7c367880" office:value-type="string">
            <text:p>Phone</text:p>
          </table:table-cell>
          <table:table-cell table:style-name="ACE-0x7f2b7c367880" office:value-type="string">
            <text:p>Issue Type</text:p>
          </table:table-cell>
          <table:table-cell table:style-name="ACE-0x7f2b7c367ad0" office:value-type="string">
            <text:p>Message</text:p>
          </table:table-cell>
          <table:table-cell table:number-columns-repeated="120" table:style-name="ACE-0x7f2b7c367508"/>
        </table:table-row>
        <table:table-row table:style-name="AROW-2">
          <table:table-cell table:style-name="ACE-0x7f2b7c367758" office:value-type="string">
            <text:p>test2jenkins@gmail.com</text:p>
          </table:table-cell>
          <table:table-cell table:style-name="ACE-0x7f2b7c3679a8" office:value-type="float" office:value="123456">
            <text:p>123456</text:p>
          </table:table-cell>
          <table:table-cell table:style-name="ACE-0x7f2b7c3679a8" office:value-type="string">
            <text:p>arvind.kumar198273467@gmail.com</text:p>
          </table:table-cell>
          <table:table-cell table:style-name="ACE-0x7f2b7c3679a8" office:value-type="float" office:value="233669">
            <text:p>233669</text:p>
          </table:table-cell>
          <table:table-cell table:style-name="ACE-0x7f2b7c3679a8" office:value-type="string">
            <text:p>Keshav Kashyap</text:p>
          </table:table-cell>
          <table:table-cell table:style-name="ACE-0x7f2b7c3679a8" office:value-type="float" office:value="8860357238">
            <text:p>8860357238</text:p>
          </table:table-cell>
          <table:table-cell table:style-name="ACE-0x7f2b7c3679a8" office:value-type="string">
            <text:p>Catalog</text:p>
          </table:table-cell>
          <table:table-cell table:style-name="ACE-0x7f2b7c367bf8" office:value-type="string">
            <text:p>Please resolve my issue ASAP</text:p>
          </table:table-cell>
          <table:table-cell table:number-columns-repeated="120" table:style-name="ACE-0x7f2b7c36750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2b7c3645d0" table:print="false">
        <office:forms form:automatic-focus="false" form:apply-design-mode="false">
          <form:form/>
        </office:forms>
        <table:table-column table:default-cell-style-name="ACE-0x7f2b7c365a70" table:style-name="ACOL-3"/>
        <table:table-column table:default-cell-style-name="ACE-0x7f2b7c365a70" table:style-name="ACOL-4"/>
        <table:table-column table:default-cell-style-name="ACE-0x7f2b7c365a70" table:style-name="ACOL-5"/>
        <table:table-column table:default-cell-style-name="ACE-0x7f2b7c365a70" table:style-name="ACOL-6"/>
        <table:table-column table:default-cell-style-name="ACE-0x7f2b7c365a70" table:style-name="ACOL-7"/>
        <table:table-column table:default-cell-style-name="ACE-0x7f2b7c365a70" table:style-name="ACOL-8"/>
        <table:table-column table:default-cell-style-name="ACE-0x7f2b7c365a70" table:style-name="ACOL-9"/>
        <table:table-column table:default-cell-style-name="ACE-0x7f2b7c365a70" table:style-name="ACOL-10"/>
        <table:table-column table:default-cell-style-name="ACE-0x7f2b7c365a70" table:style-name="ACOL-11"/>
        <table:table-column table:default-cell-style-name="ACE-0x7f2b7c365a70" table:style-name="ACOL-12"/>
        <table:table-column table:default-cell-style-name="ACE-0x7f2b7c365a70" table:style-name="ACOL-13"/>
        <table:table-column table:default-cell-style-name="ACE-0x7f2b7c365a70" table:style-name="ACOL-14"/>
        <table:table-column table:default-cell-style-name="ACE-0x7f2b7c365a70" table:style-name="ACOL-15"/>
        <table:table-column table:default-cell-style-name="ACE-0x7f2b7c365a70" table:style-name="ACOL-16"/>
        <table:table-column table:default-cell-style-name="ACE-0x7f2b7c365a70" table:style-name="ACOL-0" table:number-columns-repeated="114"/>
        <table:table-row table:style-name="AROW-2">
          <table:table-cell table:style-name="ACE-0x7f2b7c365948" office:value-type="string">
            <text:p>User Name</text:p>
          </table:table-cell>
          <table:table-cell table:style-name="ACE-0x7f2b7c365380" office:value-type="string">
            <text:p>Login Password</text:p>
          </table:table-cell>
          <table:table-cell table:style-name="ACE-0x7f2b7c365380" office:value-type="string">
            <text:p>Email</text:p>
          </table:table-cell>
          <table:table-cell table:style-name="ACE-0x7f2b7c365380" office:value-type="string">
            <text:p>MID</text:p>
          </table:table-cell>
          <table:table-cell table:style-name="ACE-0x7f2b7c365380" office:value-type="string">
            <text:p>Name</text:p>
          </table:table-cell>
          <table:table-cell table:style-name="ACE-0x7f2b7c365380" office:value-type="string">
            <text:p>Phone</text:p>
          </table:table-cell>
          <table:table-cell table:style-name="ACE-0x7f2b7c365380" office:value-type="string">
            <text:p>Issue Type</text:p>
          </table:table-cell>
          <table:table-cell table:style-name="ACE-0x7f2b7c365258" office:value-type="string">
            <text:p>Message</text:p>
          </table:table-cell>
          <table:table-cell table:number-columns-repeated="120" table:style-name="ACE-0x7f2b7c365a70"/>
        </table:table-row>
        <table:table-row table:style-name="AROW-2">
          <table:table-cell table:style-name="ACE-0x7f2b7c3654a8" office:value-type="string">
            <text:p>test2jenkins@gmail.com</text:p>
          </table:table-cell>
          <table:table-cell table:style-name="ACE-0x7f2b7c365b98" office:value-type="float" office:value="123456">
            <text:p>123456</text:p>
          </table:table-cell>
          <table:table-cell table:style-name="ACE-0x7f2b7c365b98" office:value-type="string">
            <text:p>arvind.kumar198273467@gmail.com</text:p>
          </table:table-cell>
          <table:table-cell table:style-name="ACE-0x7f2b7c365b98" office:value-type="float" office:value="233669">
            <text:p>233669</text:p>
          </table:table-cell>
          <table:table-cell table:style-name="ACE-0x7f2b7c365b98" office:value-type="string">
            <text:p>Keshav Kashyap</text:p>
          </table:table-cell>
          <table:table-cell table:style-name="ACE-0x7f2b7c365b98" office:value-type="float" office:value="8860357238">
            <text:p>8860357238</text:p>
          </table:table-cell>
          <table:table-cell table:style-name="ACE-0x7f2b7c365b98" office:value-type="string">
            <text:p>Catalog</text:p>
          </table:table-cell>
          <table:table-cell table:style-name="ACE-0x7f2b7c3655d0" office:value-type="string">
            <text:p>Please resolve my issue ASAP</text:p>
          </table:table-cell>
          <table:table-cell table:number-columns-repeated="120" table:style-name="ACE-0x7f2b7c365a7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2b7c3647c0" table:print="false">
        <office:forms form:automatic-focus="false" form:apply-design-mode="false">
          <form:form/>
        </office:forms>
        <table:table-column table:default-cell-style-name="ACE-0x7f2b7c365f10" table:style-name="ACOL-3"/>
        <table:table-column table:default-cell-style-name="ACE-0x7f2b7c365f10" table:style-name="ACOL-4"/>
        <table:table-column table:default-cell-style-name="ACE-0x7f2b7c365f10" table:style-name="ACOL-5"/>
        <table:table-column table:default-cell-style-name="ACE-0x7f2b7c365f10" table:style-name="ACOL-6"/>
        <table:table-column table:default-cell-style-name="ACE-0x7f2b7c365f10" table:style-name="ACOL-7"/>
        <table:table-column table:default-cell-style-name="ACE-0x7f2b7c365f10" table:style-name="ACOL-8"/>
        <table:table-column table:default-cell-style-name="ACE-0x7f2b7c365f10" table:style-name="ACOL-9"/>
        <table:table-column table:default-cell-style-name="ACE-0x7f2b7c365f10" table:style-name="ACOL-10"/>
        <table:table-column table:default-cell-style-name="ACE-0x7f2b7c365f10" table:style-name="ACOL-11"/>
        <table:table-column table:default-cell-style-name="ACE-0x7f2b7c365f10" table:style-name="ACOL-12"/>
        <table:table-column table:default-cell-style-name="ACE-0x7f2b7c365f10" table:style-name="ACOL-13"/>
        <table:table-column table:default-cell-style-name="ACE-0x7f2b7c365f10" table:style-name="ACOL-14"/>
        <table:table-column table:default-cell-style-name="ACE-0x7f2b7c365f10" table:style-name="ACOL-15"/>
        <table:table-column table:default-cell-style-name="ACE-0x7f2b7c365f10" table:style-name="ACOL-16"/>
        <table:table-column table:default-cell-style-name="ACE-0x7f2b7c365f10" table:style-name="ACOL-0" table:number-columns-repeated="114"/>
        <table:table-row table:style-name="AROW-2">
          <table:table-cell table:style-name="ACE-0x7f2b7c3664d8" office:value-type="string">
            <text:p>User Name</text:p>
          </table:table-cell>
          <table:table-cell table:style-name="ACE-0x7f2b7c366850" office:value-type="string">
            <text:p>Login Password</text:p>
          </table:table-cell>
          <table:table-cell table:style-name="ACE-0x7f2b7c366850" office:value-type="string">
            <text:p>Email</text:p>
          </table:table-cell>
          <table:table-cell table:style-name="ACE-0x7f2b7c366850" office:value-type="string">
            <text:p>MID</text:p>
          </table:table-cell>
          <table:table-cell table:style-name="ACE-0x7f2b7c366850" office:value-type="string">
            <text:p>Name</text:p>
          </table:table-cell>
          <table:table-cell table:style-name="ACE-0x7f2b7c366850" office:value-type="string">
            <text:p>Phone</text:p>
          </table:table-cell>
          <table:table-cell table:style-name="ACE-0x7f2b7c366850" office:value-type="string">
            <text:p>Issue Type</text:p>
          </table:table-cell>
          <table:table-cell table:style-name="ACE-0x7f2b7c366cf0" office:value-type="string">
            <text:p>Message</text:p>
          </table:table-cell>
          <table:table-cell table:number-columns-repeated="120" table:style-name="ACE-0x7f2b7c365f10"/>
        </table:table-row>
        <table:table-row table:style-name="AROW-2">
          <table:table-cell table:style-name="ACE-0x7f2b7c366728" office:value-type="string">
            <text:p>test2jenkins@gmail.com</text:p>
          </table:table-cell>
          <table:table-cell table:style-name="ACE-0x7f2b7c3663b0" office:value-type="float" office:value="123456">
            <text:p>123456</text:p>
          </table:table-cell>
          <table:table-cell table:style-name="ACE-0x7f2b7c3663b0" office:value-type="string">
            <text:p>arvind.kumar198273467@gmail.com</text:p>
          </table:table-cell>
          <table:table-cell table:style-name="ACE-0x7f2b7c3663b0" office:value-type="float" office:value="233669">
            <text:p>233669</text:p>
          </table:table-cell>
          <table:table-cell table:style-name="ACE-0x7f2b7c3663b0" office:value-type="string">
            <text:p>Keshav Kashyap</text:p>
          </table:table-cell>
          <table:table-cell table:style-name="ACE-0x7f2b7c3663b0" office:value-type="float" office:value="8860357238">
            <text:p>8860357238</text:p>
          </table:table-cell>
          <table:table-cell table:style-name="ACE-0x7f2b7c3663b0" office:value-type="string">
            <text:p>Catalog</text:p>
          </table:table-cell>
          <table:table-cell table:style-name="ACE-0x7f2b7c366aa0" office:value-type="string">
            <text:p>Please resolve my issue ASAP</text:p>
          </table:table-cell>
          <table:table-cell table:number-columns-repeated="120" table:style-name="ACE-0x7f2b7c365f1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2b7c3649b0" table:print="false">
        <office:forms form:automatic-focus="false" form:apply-design-mode="false">
          <form:form/>
        </office:forms>
        <table:table-column table:default-cell-style-name="ACE-0x7f2b7c365820" table:style-name="ACOL-3"/>
        <table:table-column table:default-cell-style-name="ACE-0x7f2b7c365820" table:style-name="ACOL-4"/>
        <table:table-column table:default-cell-style-name="ACE-0x7f2b7c365820" table:style-name="ACOL-5"/>
        <table:table-column table:default-cell-style-name="ACE-0x7f2b7c365820" table:style-name="ACOL-6"/>
        <table:table-column table:default-cell-style-name="ACE-0x7f2b7c365820" table:style-name="ACOL-7"/>
        <table:table-column table:default-cell-style-name="ACE-0x7f2b7c365820" table:style-name="ACOL-8"/>
        <table:table-column table:default-cell-style-name="ACE-0x7f2b7c365820" table:style-name="ACOL-9"/>
        <table:table-column table:default-cell-style-name="ACE-0x7f2b7c365820" table:style-name="ACOL-10"/>
        <table:table-column table:default-cell-style-name="ACE-0x7f2b7c365820" table:style-name="ACOL-11"/>
        <table:table-column table:default-cell-style-name="ACE-0x7f2b7c365820" table:style-name="ACOL-12"/>
        <table:table-column table:default-cell-style-name="ACE-0x7f2b7c365820" table:style-name="ACOL-13"/>
        <table:table-column table:default-cell-style-name="ACE-0x7f2b7c365820" table:style-name="ACOL-14"/>
        <table:table-column table:default-cell-style-name="ACE-0x7f2b7c365820" table:style-name="ACOL-15"/>
        <table:table-column table:default-cell-style-name="ACE-0x7f2b7c365820" table:style-name="ACOL-16"/>
        <table:table-column table:default-cell-style-name="ACE-0x7f2b7c365820" table:style-name="ACOL-0" table:number-columns-repeated="114"/>
        <table:table-row table:style-name="AROW-2">
          <table:table-cell table:style-name="ACE-0x7f2b7c3656f8" office:value-type="string">
            <text:p>User Name</text:p>
          </table:table-cell>
          <table:table-cell table:style-name="ACE-0x7f2b7c366f40" office:value-type="string">
            <text:p>Login Password</text:p>
          </table:table-cell>
          <table:table-cell table:style-name="ACE-0x7f2b7c366f40" office:value-type="string">
            <text:p>Email</text:p>
          </table:table-cell>
          <table:table-cell table:style-name="ACE-0x7f2b7c366f40" office:value-type="string">
            <text:p>MID</text:p>
          </table:table-cell>
          <table:table-cell table:style-name="ACE-0x7f2b7c366f40" office:value-type="string">
            <text:p>Name</text:p>
          </table:table-cell>
          <table:table-cell table:style-name="ACE-0x7f2b7c366f40" office:value-type="string">
            <text:p>Phone</text:p>
          </table:table-cell>
          <table:table-cell table:style-name="ACE-0x7f2b7c366f40" office:value-type="string">
            <text:p>Issue Type</text:p>
          </table:table-cell>
          <table:table-cell table:style-name="ACE-0x7f2b7c366600" office:value-type="string">
            <text:p>Message</text:p>
          </table:table-cell>
          <table:table-cell table:number-columns-repeated="120" table:style-name="ACE-0x7f2b7c365820"/>
        </table:table-row>
        <table:table-row table:style-name="AROW-2">
          <table:table-cell table:style-name="ACE-0x7f2b7c367068" office:value-type="string">
            <text:p>test2jenkins@gmail.com</text:p>
          </table:table-cell>
          <table:table-cell table:style-name="ACE-0x7f2b7c365cc0" office:value-type="float" office:value="123456">
            <text:p>123456</text:p>
          </table:table-cell>
          <table:table-cell table:style-name="ACE-0x7f2b7c365cc0" office:value-type="string">
            <text:p>arvind.kumar198273467@gmail.com</text:p>
          </table:table-cell>
          <table:table-cell table:style-name="ACE-0x7f2b7c365cc0" office:value-type="float" office:value="233669">
            <text:p>233669</text:p>
          </table:table-cell>
          <table:table-cell table:style-name="ACE-0x7f2b7c365cc0" office:value-type="string">
            <text:p>Keshav Kashyap</text:p>
          </table:table-cell>
          <table:table-cell table:style-name="ACE-0x7f2b7c365cc0" office:value-type="float" office:value="8860357238">
            <text:p>8860357238</text:p>
          </table:table-cell>
          <table:table-cell table:style-name="ACE-0x7f2b7c365cc0" office:value-type="string">
            <text:p>Catalog</text:p>
          </table:table-cell>
          <table:table-cell table:style-name="ACE-0x7f2b7c367d20" office:value-type="string">
            <text:p>Please resolve my issue ASAP</text:p>
          </table:table-cell>
          <table:table-cell table:number-columns-repeated="120" table:style-name="ACE-0x7f2b7c36582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2b7c2fa0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b7c3465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b7c29e8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b7ca47c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b7cae27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b7cad4e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2b7c364000" style:display-name="TestCase" style:page-layout-name="pl-0x7f2b7c2fa0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b7c3641f0" style:display-name="MQA1_TestData" style:page-layout-name="pl-0x7f2b7c3465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b7c3643e0" style:display-name="MQA2_TestData" style:page-layout-name="pl-0x7f2b7c29e8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b7c3645d0" style:display-name="MQA3_TestData" style:page-layout-name="pl-0x7f2b7ca47c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b7c3647c0" style:display-name="MQA4_TestData" style:page-layout-name="pl-0x7f2b7cae27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b7c3649b0" style:display-name="MQA5_TestData" style:page-layout-name="pl-0x7f2b7cad4e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2:28:38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